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gency FB" svg:font-family="'Agency FB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5000b" loext:opacity="100%" style:font-name="Agency FB" fo:font-size="14pt" style:text-underline-style="none" fo:font-weight="bold" officeooo:rsid="000ceaed" officeooo:paragraph-rsid="000ceaed" fo:background-color="#ffd320" style:font-size-asian="14pt" style:font-weight-asian="bold" style:font-size-complex="14pt" style:font-weight-complex="bold" loext:padding="0.049cm" loext:border="0.06pt solid #000000"/>
    </style:style>
    <style:style style:name="P2" style:family="paragraph" style:parent-style-name="Standard">
      <style:paragraph-properties fo:text-align="center" style:justify-single-word="false"/>
      <style:text-properties fo:color="#c5000b" loext:opacity="100%" style:font-name="Agency FB" fo:font-size="13pt" fo:font-weight="bold" officeooo:rsid="000ceaed" officeooo:paragraph-rsid="000ceaed" style:font-size-asian="13pt" style:font-weight-asian="bold" style:font-size-complex="13pt" style:font-weight-complex="bold"/>
    </style:style>
    <style:style style:name="P3" style:family="paragraph" style:parent-style-name="Standard" style:list-style-name="L1">
      <style:text-properties style:font-name="Agency FB" fo:font-size="13pt" officeooo:paragraph-rsid="000ceaed" style:font-size-asian="13pt" style:font-size-complex="13pt"/>
    </style:style>
    <style:style style:name="P4" style:family="paragraph" style:parent-style-name="Standard" style:list-style-name="L1">
      <style:text-properties style:font-name="Agency FB" fo:font-size="13pt" officeooo:rsid="00147445" officeooo:paragraph-rsid="00147445" style:font-size-asian="13pt" style:font-size-complex="13pt"/>
    </style:style>
    <style:style style:name="P5" style:family="paragraph" style:parent-style-name="Standard" style:list-style-name="L1">
      <style:text-properties style:font-name="Agency FB" fo:font-size="13pt" officeooo:rsid="000e589e" officeooo:paragraph-rsid="000e589e" style:font-size-asian="13pt" style:font-size-complex="13pt"/>
    </style:style>
    <style:style style:name="P6" style:family="paragraph" style:parent-style-name="Standard" style:list-style-name="L1">
      <style:text-properties style:font-name="Agency FB" fo:font-size="13pt" officeooo:rsid="000f23bd" officeooo:paragraph-rsid="000f23bd" style:font-size-asian="13pt" style:font-size-complex="13pt"/>
    </style:style>
    <style:style style:name="P7" style:family="paragraph" style:parent-style-name="Standard" style:list-style-name="L1">
      <style:text-properties style:font-name="Agency FB" fo:font-size="13pt" officeooo:paragraph-rsid="000e589e" style:font-size-asian="13pt" style:font-size-complex="13pt"/>
    </style:style>
    <style:style style:name="P8" style:family="paragraph" style:parent-style-name="Standard" style:list-style-name="L1">
      <style:text-properties style:font-name="Agency FB" fo:font-size="13pt" officeooo:rsid="00112114" officeooo:paragraph-rsid="00112114" style:font-size-asian="13pt" style:font-size-complex="13pt"/>
    </style:style>
    <style:style style:name="P9" style:family="paragraph" style:parent-style-name="Standard" style:list-style-name="L1">
      <style:text-properties officeooo:paragraph-rsid="00112114"/>
    </style:style>
    <style:style style:name="P10" style:family="paragraph" style:parent-style-name="Standard" style:list-style-name="L1">
      <style:text-properties style:font-name="Agency FB" fo:font-size="13pt" officeooo:paragraph-rsid="00112114" style:font-size-asian="13pt" style:font-size-complex="13pt"/>
    </style:style>
    <style:style style:name="P11" style:family="paragraph" style:parent-style-name="Standard" style:list-style-name="L1">
      <style:text-properties fo:font-size="13pt" officeooo:paragraph-rsid="00112114" style:font-size-asian="13pt" style:font-size-complex="13pt"/>
    </style:style>
    <style:style style:name="P12" style:family="paragraph" style:parent-style-name="Standard" style:list-style-name="L1">
      <style:text-properties style:font-name="Agency FB" fo:font-size="13pt" officeooo:paragraph-rsid="0010a0f5" style:font-size-asian="13pt" style:font-size-complex="13pt"/>
    </style:style>
    <style:style style:name="T1" style:family="text">
      <style:text-properties fo:color="#c5000b" loext:opacity="100%" fo:font-weight="bold" officeooo:rsid="000ceaed" style:font-weight-asian="bold" style:font-weight-complex="bold"/>
    </style:style>
    <style:style style:name="T2" style:family="text">
      <style:text-properties officeooo:rsid="000ceaed"/>
    </style:style>
    <style:style style:name="T3" style:family="text">
      <style:text-properties fo:color="#0000ff" loext:opacity="100%" fo:font-weight="bold" officeooo:rsid="000ceaed" style:font-weight-asian="bold" style:font-weight-complex="bold"/>
    </style:style>
    <style:style style:name="T4" style:family="text">
      <style:text-properties fo:font-weight="bold" officeooo:rsid="000ceaed" style:font-weight-asian="bold" style:font-weight-complex="bold"/>
    </style:style>
    <style:style style:name="T5" style:family="text">
      <style:text-properties fo:color="#c5000b" loext:opacity="100%" fo:font-weight="bold" style:font-weight-asian="bold" style:font-weight-complex="bold"/>
    </style:style>
    <style:style style:name="T6" style:family="text">
      <style:text-properties fo:color="#c5000b" loext:opacity="100%" officeooo:rsid="000ceaed"/>
    </style:style>
    <style:style style:name="T7" style:family="text">
      <style:text-properties fo:color="#0000ff" loext:opacity="100%"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e589e" style:font-weight-asian="bold" style:font-weight-complex="bold"/>
    </style:style>
    <style:style style:name="T10" style:family="text">
      <style:text-properties fo:color="#c5000b" loext:opacity="100%" fo:font-weight="bold" officeooo:rsid="000e589e" style:font-weight-asian="bold" style:font-weight-complex="bold"/>
    </style:style>
    <style:style style:name="T11" style:family="text">
      <style:text-properties officeooo:rsid="000e589e"/>
    </style:style>
    <style:style style:name="T12" style:family="text">
      <style:text-properties fo:color="#0000ff" loext:opacity="100%" fo:font-weight="bold" officeooo:rsid="000e589e" style:font-weight-asian="bold" style:font-weight-complex="bold"/>
    </style:style>
    <style:style style:name="T13" style:family="text">
      <style:text-properties fo:color="#c5000b" loext:opacity="100%" style:font-name="Agency FB" fo:font-size="13pt" fo:font-weight="bold" officeooo:rsid="000ceaed" style:font-size-asian="13pt" style:font-weight-asian="bold" style:font-size-complex="13pt" style:font-weight-complex="bold"/>
    </style:style>
    <style:style style:name="T14" style:family="text">
      <style:text-properties fo:color="#c5000b" loext:opacity="100%" style:font-name="Agency FB" fo:font-size="13pt" fo:font-weight="bold" officeooo:rsid="00112114" style:font-size-asian="13pt" style:font-weight-asian="bold" style:font-size-complex="13pt" style:font-weight-complex="bold"/>
    </style:style>
    <style:style style:name="T15" style:family="text">
      <style:text-properties fo:color="#c5000b" loext:opacity="100%" style:font-name="Agency FB" fo:font-size="14pt" fo:font-weight="bold" officeooo:rsid="00112114" style:font-size-asian="14pt" style:font-weight-asian="bold" style:font-size-complex="14pt" style:font-weight-complex="bold"/>
    </style:style>
    <style:style style:name="T16" style:family="text">
      <style:text-properties fo:color="#0000ff" loext:opacity="100%" style:font-name="Agency FB" fo:font-size="14pt" fo:font-weight="bold" officeooo:rsid="00112114" style:font-size-asian="14pt" style:font-weight-asian="bold" style:font-size-complex="14pt" style:font-weight-complex="bold"/>
    </style:style>
    <style:style style:name="T17" style:family="text">
      <style:text-properties fo:color="#000000" loext:opacity="100%" style:font-name="Agency FB" fo:font-size="14pt" officeooo:rsid="00112114" style:font-size-asian="14pt" style:font-size-complex="14pt"/>
    </style:style>
    <style:style style:name="T18" style:family="text">
      <style:text-properties fo:color="#000000" loext:opacity="100%" style:font-name="Agency FB" fo:font-size="13pt" officeooo:rsid="00112114" style:font-size-asian="13pt" style:font-size-complex="13pt"/>
    </style:style>
    <style:style style:name="T19" style:family="text">
      <style:text-properties fo:color="#000000" loext:opacity="100%" style:font-name="Agency FB" fo:font-size="13pt" fo:font-weight="normal" officeooo:rsid="00112114" style:font-size-asian="13pt" style:font-weight-asian="normal" style:font-size-complex="13pt" style:font-weight-complex="normal"/>
    </style:style>
    <style:style style:name="T20" style:family="text">
      <style:text-properties fo:color="#c5000b" loext:opacity="100%" style:font-name="Agency FB" fo:font-weight="bold" officeooo:rsid="000ceaed" style:font-weight-asian="bold" style:font-weight-complex="bold"/>
    </style:style>
    <style:style style:name="T21" style:family="text">
      <style:text-properties fo:color="#c5000b" loext:opacity="100%" style:font-name="Agency FB" fo:font-weight="bold" officeooo:rsid="00112114" style:font-weight-asian="bold" style:font-weight-complex="bold"/>
    </style:style>
    <style:style style:name="T22" style:family="text">
      <style:text-properties fo:color="#0000ff" loext:opacity="100%" style:font-name="Agency FB" fo:font-weight="bold" officeooo:rsid="00112114" style:font-weight-asian="bold" style:font-weight-complex="bold"/>
    </style:style>
    <style:style style:name="T23" style:family="text">
      <style:text-properties fo:color="#c5000b" loext:opacity="100%" style:font-name="Agency FB" officeooo:rsid="00112114"/>
    </style:style>
    <style:style style:name="T24" style:family="text">
      <style:text-properties fo:color="#000000" loext:opacity="100%" style:font-name="Agency FB" officeooo:rsid="00112114"/>
    </style:style>
    <style:style style:name="T25" style:family="text">
      <style:text-properties officeooo:rsid="0010a0f5"/>
    </style:style>
    <style:style style:name="T26" style:family="text">
      <style:text-properties fo:color="#c5000b" loext:opacity="100%" fo:font-weight="bold" officeooo:rsid="0010a0f5" style:font-weight-asian="bold" style:font-weight-complex="bold"/>
    </style:style>
    <style:style style:name="T27" style:family="text">
      <style:text-properties fo:color="#0000ff" loext:opacity="100%" fo:font-weight="bold" officeooo:rsid="0010a0f5" style:font-weight-asian="bold" style:font-weight-complex="bold"/>
    </style:style>
    <style:style style:name="T28" style:family="text">
      <style:text-properties fo:color="#c5000b" loext:opacity="100%" officeooo:rsid="0010a0f5"/>
    </style:style>
    <style:style style:name="T29" style:family="text">
      <style:text-properties fo:color="#000000" loext:opacity="100%" officeooo:rsid="0010a0f5"/>
    </style:style>
    <style:style style:name="T30" style:family="text">
      <style:text-properties fo:color="#000000" loext:opacity="100%" officeooo:rsid="00112114"/>
    </style:style>
    <style:style style:name="T31" style:family="text">
      <style:text-properties fo:color="#c5000b" loext:opacity="100%" fo:font-weight="bold" officeooo:rsid="00112114" style:font-weight-asian="bold" style:font-weight-complex="bold"/>
    </style:style>
    <style:style style:name="T32" style:family="text">
      <style:text-properties fo:color="#0000ff" loext:opacity="100%" fo:font-weight="bold" officeooo:rsid="00112114" style:font-weight-asian="bold" style:font-weight-complex="bold"/>
    </style:style>
    <style:style style:name="T33" style:family="text">
      <style:text-properties fo:color="#c5000b" loext:opacity="100%" officeooo:rsid="00112114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ANDOS DE GIT CON SU FUNCIÓN</text:p>
      <text:p text:style-name="P2"/>
      <text:list text:style-name="L1">
        <text:list-item>
          <text:p text:style-name="P3"><text:span text:style-name="T1">git config --global user.name "Tu Nombre"</text:span><text:span text:style-name="T2"> </text:span><text:span text:style-name="T3">→</text:span><text:span text:style-name="T2"> </text:span>Configura tu nombre de usuario. </text:p>
        </text:list-item>
        <text:list-item>
          <text:p text:style-name="P3"><text:span text:style-name="T1">git config --global user.email "tuemail@example.com"</text:span><text:span text:style-name="T4"> </text:span><text:span text:style-name="T3">→</text:span><text:span text:style-name="T2"> </text:span>Configura tu correo electrónico. </text:p>
        </text:list-item>
        <text:list-item>
          <text:p text:style-name="P4"><text:span text:style-name="T1">git</text:span> <text:span text:style-name="T5">config –global core.editor “editor x”</text:span> → Configura el editor </text:p>
        </text:list-item>
        <text:list-item>
          <text:p text:style-name="P3"><text:span text:style-name="T1">git config --list</text:span><text:span text:style-name="T2"> </text:span><text:span text:style-name="T3">→</text:span><text:span text:style-name="T2"> </text:span>Verifique la configuración actual. </text:p>
        </text:list-item>
        <text:list-item>
          <text:p text:style-name="P3"><text:span text:style-name="T1">git init “nombre de repositorio”</text:span><text:span text:style-name="T4"> </text:span><text:span text:style-name="T3">→</text:span><text:span text:style-name="T2"> </text:span>Inicializa un nuevo repositorio en el directorio actual. </text:p>
        </text:list-item>
        <text:list-item>
          <text:p text:style-name="P3"><text:span text:style-name="T1">git clone &lt;URL&gt;</text:span><text:span text:style-name="T3"> →</text:span><text:span text:style-name="T2"> </text:span>Clona un repositorio remoto a tu máquina local. </text:p>
        </text:list-item>
        <text:list-item>
          <text:p text:style-name="P3"><text:span text:style-name="T1">git status</text:span><text:span text:style-name="T2"> </text:span><text:span text:style-name="T3">→ </text:span>Muestra el estado de los archivos (modificados, añadidos, etc.). </text:p>
        </text:list-item>
        <text:list-item>
          <text:p text:style-name="P3"><text:span text:style-name="T1">git diff</text:span><text:span text:style-name="T6"> </text:span><text:span text:style-name="T3">→ </text:span>Muestra los cambios no confirmados en detalle. </text:p>
        </text:list-item>
        <text:list-item>
          <text:p text:style-name="P3"><text:span text:style-name="T1">git add &lt;archivo&gt;</text:span><text:span text:style-name="T2"> </text:span><text:span text:style-name="T3">→ </text:span>Agregue un archivo específico al área de preparación (etapa). </text:p>
        </text:list-item>
        <text:list-item>
          <text:p text:style-name="P3"><text:span text:style-name="T1">git add . </text:span><text:span text:style-name="T3">→ </text:span>Agregue todos los archivos modificados. </text:p>
        </text:list-item>
        <text:list-item>
          <text:p text:style-name="P5"><text:span text:style-name="T5">echo “x comentarios” &gt; “nombre archivo”</text:span> <text:span text:style-name="T7">→</text:span> Sirve para crear archivos nuevos.</text:p>
        </text:list-item>
        <text:list-item>
          <text:p text:style-name="P6"><text:span text:style-name="T1">t</text:span><text:span text:style-name="T5">ouch “nombre archivo”</text:span><text:span text:style-name="T8"> </text:span><text:span text:style-name="T7">→</text:span> Sirve para crear archivos nuevos.</text:p>
        </text:list-item>
        <text:list-item>
          <text:p text:style-name="P3"><text:span text:style-name="T1">git commit -m "Mensaje del commit" </text:span><text:span text:style-name="T3">→</text:span><text:span text:style-name="T2"> </text:span>Realiza un commit con un mensaje descriptivo. </text:p>
        </text:list-item>
        <text:list-item>
          <text:p text:style-name="P3"><text:span text:style-name="T1">git commit -am "Mensaje del commit" </text:span><text:span text:style-name="T3">→</text:span><text:span text:style-name="T2"> </text:span>Añade y realiza el commit en un solo paso.</text:p>
        </text:list-item>
        <text:list-item>
          <text:p text:style-name="P3"><text:span text:style-name="T1">git log </text:span><text:span text:style-name="T3">→</text:span><text:span text:style-name="T2"> </text:span>Muestra el historial de confirmaciones. </text:p>
        </text:list-item>
        <text:list-item>
          <text:p text:style-name="P3"><text:span text:style-name="T1">git log --oneline</text:span><text:span text:style-name="T6"> </text:span><text:span text:style-name="T3">→</text:span><text:span text:style-name="T2"> </text:span>Muestra un historial simplificado en una línea por commit. <text:span text:style-name="T2"><text:s text:c="2"/></text:span></text:p>
        </text:list-item>
        <text:list-item>
          <text:p text:style-name="P3"><text:span text:style-name="T1">git log --graph --all </text:span><text:span text:style-name="T3">→</text:span><text:span text:style-name="T2"> </text:span>Muestra un gráfico de las ramas y confirmaciones </text:p>
        </text:list-item>
        <text:list-item>
          <text:p text:style-name="P3"><text:span text:style-name="T1">git branch</text:span><text:span text:style-name="T3"> →</text:span><text:span text:style-name="T2"> </text:span>Lista de las ramas locales. </text:p>
        </text:list-item>
        <text:list-item>
          <text:p text:style-name="P7"><text:span text:style-name="T1">git branch &lt;nombre&gt;</text:span><text:span text:style-name="T4"> </text:span><text:span text:style-name="T3">→ </text:span>Crea una nueva rama. </text:p>
        </text:list-item>
        <text:list-item>
          <text:p text:style-name="P7"><text:span text:style-name="T1">git</text:span><text:span text:style-name="T9"> </text:span><text:span text:style-name="T10">checkout &lt;archivo&gt;</text:span><text:span text:style-name="T11"> </text:span><text:span text:style-name="T12">→</text:span><text:span text:style-name="T11"> Se utiliza para revertir los cambios de un archivos especificos <text:s/></text:span><text:span text:style-name="T2"><text:s text:c="2"/></text:span></text:p>
        </text:list-item>
        <text:list-item>
          <text:p text:style-name="P3"><text:span text:style-name="T1">git checkout &lt;nombre&gt; </text:span><text:span text:style-name="T3">→</text:span><text:span text:style-name="T2"> </text:span>Cambia a una rama existente. </text:p>
        </text:list-item>
        <text:list-item>
          <text:p text:style-name="P3"><text:span text:style-name="T1">git checkout -b &lt;nombre&gt; </text:span><text:span text:style-name="T3">→</text:span><text:span text:style-name="T2"> </text:span>Crea y cambia a una nueva rama. </text:p>
        </text:list-item>
        <text:list-item>
          <text:p text:style-name="P3"><text:span text:style-name="T1">git merge &lt;rama&gt; </text:span><text:span text:style-name="T3">→</text:span><text:span text:style-name="T2"> </text:span>Fusiona la rama especificada en la rama actual. </text:p>
        </text:list-item>
        <text:list-item>
          <text:p text:style-name="P3"><text:span text:style-name="T1">git branch -d &lt;nombre&gt;</text:span><text:span text:style-name="T6"> </text:span><text:span text:style-name="T3">→</text:span><text:span text:style-name="T2"> </text:span>Eliminar una rama local. </text:p>
        </text:list-item>
        <text:list-item>
          <text:p text:style-name="P3"><text:span text:style-name="T1">git remote -v </text:span><text:span text:style-name="T3">→</text:span><text:span text:style-name="T2"> </text:span>Lista los remotos asociados al repositorio. <text:span text:style-name="T2"><text:s/></text:span></text:p>
        </text:list-item>
        <text:list-item>
          <text:p text:style-name="P3"><text:span text:style-name="T1">git remote add &lt;nombre&gt; &lt;URL&gt;</text:span><text:span text:style-name="T6"> </text:span><text:span text:style-name="T3">→</text:span><text:span text:style-name="T2"> </text:span>Agregue un nuevo repositorio remoto. </text:p>
        </text:list-item>
        <text:list-item>
          <text:p text:style-name="P3"><text:span text:style-name="T1">git fetch &lt;remoto&gt;</text:span><text:span text:style-name="T2"> </text:span><text:span text:style-name="T3">→</text:span><text:span text:style-name="T2"> </text:span>Descarga los datos del control remoto, pero no fusiona. </text:p>
        </text:list-item>
        <text:list-item>
          <text:p text:style-name="P3"><text:span text:style-name="T1">git pull &lt;remoto&gt; &lt;rama&gt; </text:span><text:span text:style-name="T3">→</text:span><text:span text:style-name="T2"> </text:span>Descarga y fusiona cambios del control remoto en la rama actual. </text:p>
        </text:list-item>
        <text:list-item>
          <text:p text:style-name="P8"><text:span text:style-name="T1">git</text:span><text:span text:style-name="T8"> </text:span><text:span text:style-name="T5">push </text:span><text:span text:style-name="T7">→</text:span> Sube los commits locales al repositorio remoto</text:p>
        </text:list-item>
        <text:list-item>
          <text:p text:style-name="P9"><text:span text:style-name="T13">git </text:span><text:span text:style-name="T14">push --force</text:span><text:span text:style-name="T15"> </text:span><text:span text:style-name="T16">→</text:span><text:span text:style-name="T17"> </text:span><text:span text:style-name="T18">s</text:span><text:span text:style-name="T19">e utiliza para </text:span><text:span text:style-name="Strong_20_Emphasis"><text:span text:style-name="T19">forzar el envío de tus cambios a un repositorio remoto</text:span></text:span><text:span text:style-name="T19">, incluso si esos cambios sobrescriben o eliminan parte del historial de commits en el repositorio remoto. </text:span></text:p>
        </text:list-item>
        <text:list-item>
          <text:p text:style-name="P10"><text:span text:style-name="T1">git push &lt;remoto&gt; &lt;rama&gt; </text:span><text:span text:style-name="T3">→</text:span><text:span text:style-name="T2"> </text:span>Sube tus cambios a la rama especificada en el control remoto.</text:p>
        </text:list-item>
        <text:list-item>
          <text:p text:style-name="P10"><text:span text:style-name="T1">git push &lt;remoto&gt; &lt;nombre&gt;</text:span><text:span text:style-name="T4"> </text:span><text:span text:style-name="T3">→</text:span><text:span text:style-name="T2"> </text:span>Sube una etiqueta específica al remoto. <text:s/></text:p>
        </text:list-item>
        <text:list-item>
          <text:p text:style-name="P11"><text:span text:style-name="T20">git </text:span><text:span text:style-name="T21">revert HEAD </text:span><text:span text:style-name="T22">→</text:span><text:span text:style-name="T23"> </text:span><text:span text:style-name="T24">Deshace el último commit creando un nuevo commit de reversión, manteniendo el historial intacto. </text:span></text:p>
        </text:list-item>
        <text:list-item>
          <text:p text:style-name="P3"><text:span text:style-name="T1">git restore &lt;archivo&gt;</text:span><text:span text:style-name="T4"> </text:span><text:span text:style-name="T3">→</text:span><text:span text:style-name="T2"> </text:span>Restaura un archivo al último commit confirmado. <text:span text:style-name="T2"><text:s/></text:span></text:p>
        </text:list-item>
        <text:list-item>
          <text:p text:style-name="P3"><text:span text:style-name="T1">git restore --staged &lt;archivo&gt; </text:span><text:span text:style-name="T3">→</text:span><text:span text:style-name="T2"> </text:span><text:span text:style-name="T25">Deshace el ultimo “git add” de un archivo especifico manteniendo cambios</text:span></text:p>
        </text:list-item>
        <text:list-item>
          <text:p text:style-name="P3"><text:span text:style-name="T1">git reset &lt;archivo&gt; </text:span><text:span text:style-name="T3">→</text:span><text:span text:style-name="T2"> </text:span>Deshace un archivo del área de preparación. </text:p>
        </text:list-item>
        <text:list-item>
          <text:p text:style-name="P3"><text:span text:style-name="T1">git reset --hard </text:span><text:span text:style-name="T3">→</text:span><text:span text:style-name="T2"> </text:span>Restaura el repositorio al último commit, eliminando cambios no confirmados. </text:p>
        </text:list-item>
        <text:list-item>
          <text:p text:style-name="P10"><text:span text:style-name="T1">git re</text:span><text:span text:style-name="T26">set --soft HEAD~1 </text:span><text:span text:style-name="T27">→</text:span><text:span text:style-name="T28"> </text:span><text:span text:style-name="T29">Deshace el ultimo commit </text:span><text:span text:style-name="T30">osea el mas reciente</text:span></text:p>
        </text:list-item>
        <text:list-item>
          <text:p text:style-name="P10"><text:span text:style-name="T31">git reset --soft &lt;nombre-commit&gt; </text:span><text:span text:style-name="T32">→</text:span><text:span text:style-name="T33"> </text:span><text:span text:style-name="T30">Deshace un commit en especifico</text:span><text:span text:style-name="T29"> </text:span></text:p>
        </text:list-item>
        <text:list-item>
          <text:p text:style-name="P3"><text:span text:style-name="T1">git tag </text:span><text:span text:style-name="T3">→ </text:span>Lista todas las etiquetas. </text:p>
        </text:list-item>
        <text:list-item>
          <text:p text:style-name="P3"><text:span text:style-name="T1">git tag -a &lt;nombre&gt; -m "Mensaje" </text:span><text:span text:style-name="T3">→</text:span><text:span text:style-name="T2"> </text:span>Crea una nueva etiqueta anotada. </text:p>
        </text:list-item>
        <text:list-item>
          <text:p text:style-name="P12"><text:span text:style-name="T26">git stash </text:span><text:span text:style-name="T27">→ </text:span>Guarda temporalmente los cambios no confirmados sin eliminarlos. </text:p>
        </text:list-item>
        <text:list-item>
          <text:p text:style-name="P12"><text:span text:style-name="T26">git stash pop</text:span><text:span text:style-name="T28"> </text:span><text:span text:style-name="T27">→</text:span><text:span text:style-name="T25"> </text:span>Recupera los cambios guardados y los elimina del stash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gency FB" svg:font-family="'Agency FB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Bullet_20_Symbols" style:display-name="Bullet Symbols" style:family="text">
      <style:text-properties fo:color="#c5000b" loext:opacity="100%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1T11:16:22.913000000</meta:creation-date>
    <dc:date>2024-12-11T19:23:24.740000000</dc:date>
    <meta:editing-duration>PT4H1M15S</meta:editing-duration>
    <meta:editing-cycles>5</meta:editing-cycles>
    <meta:generator>LibreOffice/24.8.3.2$Windows_X86_64 LibreOffice_project/48a6bac9e7e268aeb4c3483fcf825c94556d9f92</meta:generator>
    <meta:print-date>2024-12-11T19:04:21.368000000</meta:print-date>
    <meta:document-statistic meta:table-count="0" meta:image-count="0" meta:object-count="0" meta:page-count="1" meta:paragraph-count="44" meta:word-count="583" meta:character-count="3247" meta:non-whitespace-character-count="2718"/>
  </office:meta>
</office:document-meta>
</file>